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000000" fo:font-size="8pt" fo:font-weight="bold" style:font-weight-asian="bold" style:font-weight-complex="bold"/>
    </style:style>
    <style:style style:name="T9" style:family="text">
      <style:text-properties fo:color="#e8e8e8" fo:font-size="8pt"/>
    </style:style>
    <style:style style:name="T10" style:family="text">
      <style:text-properties fo:color="#e8e8e8"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</text:span><text:span text:style-name="T1">Things </text:span><text:span text:style-name="T1">(IoT) in </text:span><text:span text:style-name="T1">Smart </text:span><text:span text:style-name="T1">Cities and </text:span><text:span text:style-name="T1">Industry </text:span><text:span text:style-name="T1">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</text:span><text:span text:style-name="T2">network </text:span><text:span text:style-name="T2">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</text:span><text:span text:style-name="T3">IoT and </text:span><text:span text:style-name="T3">TinyML: </text:span><text:span text:style-name="T3">Requirements, </text:span><text:span text:style-name="T3">Accelerators, </text:span><text:span text:style-name="T3">and 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</text:span><text:span text:style-name="T4">long-term </text:span><text:span text:style-name="T4">sustainabilit</text:span><text:span text:style-name="T4">y:</text:span></text:p>
            <text:p text:style-name="P8"><text:span text:style-name="T5"/></text:p>
            <text:list text:style-name="L2">
              <text:list-header>
                <text:p><text:span text:style-name="T6">Energy </text:span><text:span text:style-name="T6">and </text:span><text:span text:style-name="T6">resourc</text:span><text:span text:style-name="T6">e </text:span><text:span text:style-name="T6">efficienc</text:span><text:span text:style-name="T6">y</text:span></text:p>
                <text:p><text:span text:style-name="T7"/></text:p>
                <text:p><text:span text:style-name="T8">Quality </text:span><text:span text:style-name="T8">preserv</text:span><text:span text:style-name="T8">ation</text:span></text:p>
                <text:p><text:span text:style-name="T9"/></text:p>
                <text:p><text:span text:style-name="T9">Applicati</text:span><text:span text:style-name="T9">on </text:span><text:span text:style-name="T9">versatilit</text:span><text:span text:style-name="T9">y</text:span></text:p>
                <text:p><text:span text:style-name="T9"/></text:p>
                <text:p><text:span text:style-name="T9">Platform </text:span><text:span text:style-name="T9">compati</text:span><text:span text:style-name="T9">bility</text:span></text:p>
                <text:p><text:span text:style-name="T9"/></text:p>
                <text:p><text:span text:style-name="T10">On-</text:span><text:span text:style-name="T10">device </text:span><text:span text:style-name="T10">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4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20:45.177362758</dc:date>
    <meta:editing-duration>PT3H21M</meta:editing-duration>
    <meta:editing-cycles>39</meta:editing-cycles>
    <meta:generator>LibreOffice/6.4.7.2$Linux_X86_64 LibreOffice_project/40$Build-2</meta:generator>
    <meta:document-statistic meta:object-count="5"/>
  </office:meta>
</office:document-meta>
</file>